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horizontal-align="justify" draw:textarea-vertical-align="middle" draw:auto-grow-height="false" fo:min-height="1.15cm" fo:min-width="4cm"/>
      <style:paragraph-properties style:writing-mode="lr-tb"/>
    </style:style>
    <style:style style:name="gr2" style:family="graphic" style:parent-style-name="standard">
      <style:graphic-properties svg:stroke-color="#000000" draw:fill-color="#dddddd" draw:opacity="100%" draw:opacity-name="" draw:textarea-horizontal-align="justify" draw:textarea-vertical-align="middle" draw:auto-grow-height="false" fo:min-height="1.15cm" fo:min-width="2.75cm"/>
      <style:paragraph-properties style:writing-mode="lr-tb"/>
    </style:style>
    <style:style style:name="gr3" style:family="graphic" style:parent-style-name="standard">
      <style:graphic-properties svg:stroke-color="#000000" draw:fill-color="#dddddd" draw:opacity="100%" draw:opacity-name="" draw:textarea-horizontal-align="justify" draw:textarea-vertical-align="middle" draw:auto-grow-height="false" fo:min-height="1.15cm" fo:min-width="3cm"/>
      <style:paragraph-properties style:writing-mode="lr-tb"/>
    </style:style>
    <style:style style:name="gr4" style:family="graphic" style:parent-style-name="standard">
      <style:graphic-properties svg:stroke-color="#000000" draw:fill-color="#ffffff" draw:opacity="100%" draw:opacity-name="" draw:textarea-horizontal-align="justify" draw:textarea-vertical-align="middle" draw:auto-grow-height="false" fo:min-height="1.5cm" fo:min-width="4cm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dddddd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1.4cm" svg:x="1.5cm" svg:y="3.6cm">
          <text:p text:style-name="P1">file1.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4cm" svg:x="1.5cm" svg:y="8cm">
          <text:p text:style-name="P1">file3.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4cm" svg:x="1.5cm" svg:y="5.85cm">
          <text:p text:style-name="P1">file2.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.4cm" svg:x="7.25cm" svg:y="3.6cm">
          <text:p text:style-name="P1">Compi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1.4cm" svg:x="7.25cm" svg:y="5.85cm">
          <text:p text:style-name="P1">Compil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.4cm" svg:x="7.25cm" svg:y="8cm">
          <text:p text:style-name="P1">Compi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4cm" svg:x="11.5cm" svg:y="3.6cm">
          <text:p text:style-name="P1">file1.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4cm" svg:x="11.5cm" svg:y="5.85cm">
          <text:p text:style-name="P1">file2.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4cm" svg:x="11.5cm" svg:y="8cm">
          <text:p text:style-name="P1">file3.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1.4cm" svg:x="17.25cm" svg:y="3.6cm">
          <text:p text:style-name="P1">Assembl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1.4cm" svg:x="17.25cm" svg:y="5.85cm">
          <text:p text:style-name="P1">Assembl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1.4cm" svg:x="17.25cm" svg:y="8cm">
          <text:p text:style-name="P1">Assemb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4cm" svg:x="22cm" svg:y="3.6cm">
          <text:p text:style-name="P1">file1.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4cm" svg:x="22cm" svg:y="5.85cm">
          <text:p text:style-name="P1">file1.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4cm" svg:x="22cm" svg:y="8cm">
          <text:p text:style-name="P1">file1.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1.4cm" svg:x="28.5cm" svg:y="5.85cm">
          <text:p text:style-name="P1">Link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.75cm" svg:x="28cm" svg:y="11cm">
          <text:p text:style-name="P1">Program Librar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4cm" svg:x="35.5cm" svg:y="5.85cm">
          <text:p text:style-name="P1">a.out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cm" svg:y1="4.35cm" svg:x2="7.25cm" svg:y2="4.35cm">
          <text:p/>
        </draw:line>
        <draw:line draw:style-name="gr5" draw:text-style-name="P4" draw:layer="layout" svg:x1="5.974cm" svg:y1="6.55cm" svg:x2="7.224cm" svg:y2="6.55cm">
          <text:p/>
        </draw:line>
        <draw:line draw:style-name="gr5" draw:text-style-name="P4" draw:layer="layout" svg:x1="5.948cm" svg:y1="8.75cm" svg:x2="7.25cm" svg:y2="8.75cm">
          <text:p/>
        </draw:line>
        <draw:line draw:style-name="gr5" draw:text-style-name="P4" draw:layer="layout" svg:x1="10.522cm" svg:y1="8.75cm" svg:x2="11.5cm" svg:y2="8.75cm">
          <text:p/>
        </draw:line>
        <draw:line draw:style-name="gr5" draw:text-style-name="P4" draw:layer="layout" svg:x1="10.496cm" svg:y1="6.55cm" svg:x2="11.474cm" svg:y2="6.55cm">
          <text:p/>
        </draw:line>
        <draw:line draw:style-name="gr5" draw:text-style-name="P4" draw:layer="layout" svg:x1="10.47cm" svg:y1="4.35cm" svg:x2="11.448cm" svg:y2="4.35cm">
          <text:p/>
        </draw:line>
        <draw:line draw:style-name="gr5" draw:text-style-name="P4" draw:layer="layout" svg:x1="16cm" svg:y1="4.3cm" svg:x2="17.26cm" svg:y2="4.3cm">
          <text:p/>
        </draw:line>
        <draw:line draw:style-name="gr5" draw:text-style-name="P4" draw:layer="layout" svg:x1="15.994cm" svg:y1="6.6cm" svg:x2="17.254cm" svg:y2="6.6cm">
          <text:p/>
        </draw:line>
        <draw:line draw:style-name="gr5" draw:text-style-name="P4" draw:layer="layout" svg:x1="16cm" svg:y1="8.725cm" svg:x2="17.26cm" svg:y2="8.725cm">
          <text:p/>
        </draw:line>
        <draw:line draw:style-name="gr5" draw:text-style-name="P4" draw:layer="layout" svg:x1="20.75cm" svg:y1="8.725cm" svg:x2="22cm" svg:y2="8.725cm">
          <text:p/>
        </draw:line>
        <draw:line draw:style-name="gr5" draw:text-style-name="P4" draw:layer="layout" svg:x1="20.75cm" svg:y1="6.625cm" svg:x2="22cm" svg:y2="6.625cm">
          <text:p/>
        </draw:line>
        <draw:line draw:style-name="gr5" draw:text-style-name="P4" draw:layer="layout" svg:x1="20.75cm" svg:y1="4.325cm" svg:x2="22cm" svg:y2="4.325cm">
          <text:p/>
        </draw:line>
        <draw:line draw:style-name="gr5" draw:text-style-name="P4" draw:layer="layout" svg:x1="26.5cm" svg:y1="8.75cm" svg:x2="28.5cm" svg:y2="6.64cm">
          <text:p/>
        </draw:line>
        <draw:line draw:style-name="gr5" draw:text-style-name="P4" draw:layer="layout" svg:x1="26.5cm" svg:y1="4.25cm" svg:x2="28.5cm" svg:y2="6.5cm">
          <text:p/>
        </draw:line>
        <draw:line draw:style-name="gr5" draw:text-style-name="P4" draw:layer="layout" svg:x1="26.5cm" svg:y1="6.56cm" svg:x2="28.5cm" svg:y2="6.56cm">
          <text:p/>
        </draw:line>
        <draw:line draw:style-name="gr5" draw:text-style-name="P4" draw:layer="layout" svg:x1="30.2cm" svg:y1="11cm" svg:x2="30.2cm" svg:y2="7.25cm">
          <text:p/>
        </draw:line>
        <draw:line draw:style-name="gr5" draw:text-style-name="P4" draw:layer="layout" svg:x1="32cm" svg:y1="6.6cm" svg:x2="35.5cm" svg:y2="6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0T11:07:37.689481265</meta:creation-date>
    <dc:date>2022-05-20T11:28:41.675574734</dc:date>
    <meta:editing-duration>PT2S</meta:editing-duration>
    <meta:editing-cycles>1</meta:editing-cycles>
    <meta:document-statistic meta:object-count="35"/>
    <meta:generator>LibreOffice/7.3.3.2$Linux_X86_64 LibreOffice_project/30$Build-2</meta:generator>
  </office:meta>
</office:document-meta>
</file>